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34:Sheet1.F34 Sheet1.F42:Sheet1.F42 Sheet1.F46:Sheet1.F46 Sheet1.F50:Sheet1.F50 Sheet1.F54:Sheet1.F54 Sheet1.F58:Sheet1.F58 Sheet1.F68:Sheet1.F68 Sheet1.F62:Sheet1.F65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/</number:text>
      <number:day/>
      <number:text>/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currency-style style:name="N11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9:31:14.651000000</dc:date>
    <meta:editing-duration>P3DT7H18M27S</meta:editing-duration>
    <meta:editing-cycles>242</meta:editing-cycles>
    <meta:document-statistic meta:table-count="1" meta:cell-count="483" meta:object-count="0"/>
  </office:meta>
</office:document-meta>
</file>